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3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2">
      <style:table-cell-properties fo:background-color="#f0808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fa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eee8aa"/>
    </style:style>
    <style:style style:name="ce49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IRENE GONZALEZ ARJO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40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  <table:table-cell table:style-name="ce49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12" office:value-type="float" office:value="0.2" calcext:value-type="float">
            <text:p>0,20</text:p>
          </table:table-cell>
          <table:table-cell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12" office:value-type="float" office:value="0.2" calcext:value-type="float">
            <text:p>0,20</text:p>
          </table:table-cell>
          <table:table-cell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style-name="ce12" office:value-type="float" office:value="0.1" calcext:value-type="float">
            <text:p>0,10</text:p>
          </table:table-cell>
          <table:table-cell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Si no hay productos coincidentes, debe mostrar un erro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 /:id → publico_producto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rror al insertar un producto sin ima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o permite modificar la ima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6])" office:value-type="float" office:value="4.25" calcext:value-type="float">
            <text:p>4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publico_base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dmin_base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menu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uth_login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1:.B44];[.B46:.B50];[.B52])" office:value-type="float" office:value="3" calcext:value-type="float">
            <text:p>3,00</text:p>
          </table:table-cell>
          <table:table-cell table:style-name="ce13" table:formula="of:=SUM([.C41:.C44];[.C46:.C50];[.C52])" office:value-type="float" office:value="3" calcext:value-type="float">
            <text:p>3,0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41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6:.B60])" office:value-type="float" office:value="0.5" calcext:value-type="float">
            <text:p>0,50</text:p>
          </table:table-cell>
          <table:table-cell table:style-name="ce13" table:formula="of:=SUM([.C56:.C60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number-columns-repeated="2" table:style-name="ce13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41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66:.B67])" office:value-type="float" office:value="0.25" calcext:value-type="float">
            <text:p>0,25</text:p>
          </table:table-cell>
          <table:table-cell table:style-name="ce13" table:formula="of:=SUM([.C66:.C67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42"/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3];[.B61];[.B63];[.B68])" office:value-type="float" office:value="10" calcext:value-type="float">
            <text:p>10,00</text:p>
          </table:table-cell>
          <table:table-cell table:style-name="ce17" table:formula="of:=SUM([.C13];[.C19];[.C37];[.C53];[.C61];[.C63];[.C68])" office:value-type="float" office:value="9.25" calcext:value-type="float">
            <text:p>9,25</text:p>
          </table:table-cell>
          <table:table-cell table:style-name="ce22"/>
          <table:table-cell table:number-columns-repeated="3"/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9:35:13.4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9:36:11.077000000</dc:date>
    <meta:editing-duration>PT1H47M47S</meta:editing-duration>
    <meta:editing-cycles>13</meta:editing-cycles>
    <meta:document-statistic meta:table-count="1" meta:cell-count="161" meta:object-count="0"/>
  </office:meta>
</office:document-meta>
</file>